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952cm" fo:min-width="0.702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104cm" fo:min-width="0cm"/>
    </style:style>
    <style:style style:name="P1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7cm" svg:height="1.7cm" svg:x="9.2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measurelines" svg:width="0.5cm" svg:height="0.5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5cm" fo:page-height="2.5cm" style:print-orientation="portrait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0T22:01:11.314000000</meta:creation-date>
    <dc:date>2015-10-10T22:12:41.202000000</dc:date>
    <meta:editing-duration>PT5M6S</meta:editing-duration>
    <meta:editing-cycles>6</meta:editing-cycles>
    <meta:generator>LibreOffice/5.0.2.2$Windows_x86 LibreOffice_project/37b43f919e4de5eeaca9b9755ed688758a8251fe</meta:generator>
    <meta:document-statistic meta:object-count="2"/>
  </office:meta>
</office:document-meta>
</file>